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Noto Sans SC1" svg:font-family="'Noto Sans SC'" style:font-family-generic="swiss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7.968cm" fo:min-width="7.719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7.968cm" fo:min-width="3.153cm"/>
    </style:style>
    <style:style style:name="gr3" style:family="graphic" style:parent-style-name="objectwithoutfill">
      <style:graphic-properties draw:stroke="dash" draw:stroke-dash="Long_20_Dash"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" svg:stroke-color="#000000"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stroke="dash" svg:stroke-color="#000000"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stroke="dash" draw:stroke-dash="Dash"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1cm"/>
      <style:paragraph-properties style:writing-mode="lr-tb"/>
    </style:style>
    <style:style style:name="gr9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8cm" fo:min-width="0.387cm"/>
      <style:paragraph-properties style:writing-mode="lr-tb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055cm" fo:min-width="0cm"/>
    </style:style>
    <style:style style:name="gr12" style:family="graphic" style:parent-style-name="standard">
      <style:graphic-properties svg:stroke-color="#ff0000" draw:textarea-vertical-align="middle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svg:stroke-color="#158466" draw:marker-start="Arrow_20_short" draw:marker-end="Arrow_20_short" draw:textarea-vertical-align="middle"/>
    </style:style>
    <style:style style:name="gr15" style:family="graphic" style:parent-style-name="standard">
      <style:graphic-properties svg:stroke-color="#5983b0" draw:marker-start="Arrow_20_short" draw:marker-end="Arrow_20_short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8cm" fo:min-width="0.35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8cm" fo:min-width="0.2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537cm"/>
      <style:paragraph-properties style:writing-mode="lr-tb"/>
    </style:style>
    <style:style style:name="gr19" style:family="graphic" style:parent-style-name="objectwithoutfill">
      <style:graphic-properties draw:stroke="dash" draw:fill="none" draw:textarea-vertical-align="middle"/>
    </style:style>
    <style:style style:name="gr20" style:family="graphic" style:parent-style-name="standard">
      <style:graphic-properties svg:stroke-width="0cm" svg:stroke-color="#ff0000" draw:marker-start-width="0.2cm" draw:marker-end-width="0.2cm" draw:fill="gradient" draw:fill-color="#ffd7d7" draw:fill-gradient-name="Pastel_20_Dream" draw:gradient-step-count="0" draw:textarea-horizontal-align="justify" draw:textarea-vertical-align="middle" draw:auto-grow-height="false" fo:min-height="2.007cm" fo:min-width="2.744cm" fo:padding-top="0.075cm" fo:padding-bottom="0.075cm" fo:padding-left="0.2cm" fo:padding-right="0.2cm"/>
    </style:style>
    <style:style style:name="gr21" style:family="graphic" style:parent-style-name="standard">
      <style:graphic-properties draw:textarea-horizontal-align="justify" draw:textarea-vertical-align="middle" draw:auto-grow-height="false" fo:min-height="4.7cm" fo:min-width="4.45cm"/>
    </style:style>
    <style:style style:name="gr2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Fine_20_Dotted" draw:fill="none" draw:textarea-vertical-align="middle"/>
    </style:style>
    <style:style style:name="gr25" style:family="graphic" style:parent-style-name="standard">
      <style:graphic-properties draw:textarea-vertical-align="middle" draw:auto-grow-height="false" fo:min-height="0cm" fo:min-width="0cm"/>
    </style:style>
    <style:style style:name="gr26" style:family="graphic" style:parent-style-name="objectwithoutfill">
      <style:graphic-properties svg:stroke-width="0cm" svg:stroke-color="#ff0000" draw:marker-start-width="0.2cm" draw:marker-end-width="0.2cm" draw:fill="none" draw:textarea-vertical-align="middle" fo:padding-top="0.075cm" fo:padding-bottom="0.075cm" fo:padding-left="0.2cm" fo:padding-right="0.2cm"/>
    </style:style>
    <style:style style:name="gr27" style:family="graphic" style:parent-style-name="standard">
      <style:graphic-properties svg:stroke-width="0cm" svg:stroke-color="#ff0000" draw:marker-start-width="0.2cm" draw:marker-end-width="0.2cm" draw:fill-color="#ffd7d7" draw:textarea-horizontal-align="justify" draw:textarea-vertical-align="middle" draw:auto-grow-height="false" fo:min-height="0.25cm" fo:min-width="0cm" fo:padding-top="0.075cm" fo:padding-bottom="0.075cm" fo:padding-left="0.2cm" fo:padding-right="0.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  <style:paragraph-properties style:writing-mode="lr-tb"/>
    </style:style>
    <style:style style:name="gr29" style:family="graphic" style:parent-style-name="standard">
      <style:graphic-properties svg:stroke-color="#ff0000" draw:fill-color="#ffd7d7" draw:textarea-vertical-align="middle"/>
    </style:style>
    <style:style style:name="gr30" style:family="graphic" style:parent-style-name="standard">
      <style:graphic-properties draw:fill-color="#ffd7d7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2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3.994cm" fo:min-width="3.744cm"/>
    </style:style>
    <style:style style:name="gr37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38" style:family="graphic" style:parent-style-name="standard">
      <style:graphic-properties svg:stroke-color="#00a933" draw:textarea-horizontal-align="justify" draw:textarea-vertical-align="middle" draw:auto-grow-height="false" fo:min-height="3.163cm" fo:min-width="0.738cm"/>
    </style:style>
    <style:style style:name="gr39" style:family="graphic" style:parent-style-name="objectwithoutfill">
      <style:graphic-properties svg:stroke-color="#00a933" draw:fill="none" draw:textarea-vertical-align="middle"/>
    </style:style>
    <style:style style:name="gr40" style:family="graphic" style:parent-style-name="standard">
      <style:graphic-properties svg:stroke-color="#ff0000" draw:textarea-horizontal-align="justify" draw:textarea-vertical-align="middle" draw:auto-grow-height="false" fo:min-height="3.492cm" fo:min-width="0.649cm"/>
    </style:style>
    <style:style style:name="gr41" style:family="graphic" style:parent-style-name="objectwithoutfill">
      <style:graphic-properties draw:stroke="dash" draw:stroke-dash="Dot" svg:stroke-color="#ff0000" draw:fill="none" draw:textarea-vertical-align="middle"/>
    </style:style>
    <style:style style:name="gr42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43" style:family="graphic" style:parent-style-name="objectwithoutfill">
      <style:graphic-properties svg:stroke-color="#ff0000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5" style:family="graphic" style:parent-style-name="objectwithoutfill">
      <style:graphic-properties draw:stroke="dash" draw:stroke-dash="Dot" svg:stroke-color="#00a933" draw:fill="none" draw:textarea-vertical-align="middle"/>
    </style:style>
    <style:style style:name="gr46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color="#ff0000" draw:textarea-vertical-align="middle" draw:auto-grow-height="false" fo:min-height="0cm" fo:min-width="0cm"/>
    </style:style>
    <style:style style:name="gr48" style:family="graphic" style:parent-style-name="standard">
      <style:graphic-properties svg:stroke-color="#00a933" draw:textarea-vertical-align="middle" draw:auto-grow-height="false" fo:min-height="0cm" fo:min-width="0cm"/>
    </style:style>
    <style:style style:name="gr4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svg:stroke-color="#00a933" draw:fill-color="#ffd7d7" draw:textarea-vertical-align="middle"/>
    </style:style>
    <style:style style:name="gr51" style:family="graphic" style:parent-style-name="standard">
      <style:graphic-properties svg:stroke-color="#00a933" draw:textarea-horizontal-align="justify" draw:textarea-vertical-align="middle" draw:auto-grow-height="false" fo:min-height="2.846cm" fo:min-width="1.146cm"/>
    </style:style>
    <style:style style:name="gr52" style:family="graphic" style:parent-style-name="standard">
      <style:graphic-properties svg:stroke-color="#ff0000" draw:textarea-horizontal-align="justify" draw:textarea-vertical-align="middle" draw:auto-grow-height="false" fo:min-height="3.201cm" fo:min-width="1.085cm"/>
    </style:style>
    <style:style style:name="gr53" style:family="graphic" style:parent-style-name="standard">
      <style:graphic-properties draw:stroke="none" svg:stroke-color="#000000" draw:fill="none" draw:fill-color="#ffffff" fo:min-height="0.873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1.292cm" fo:min-width="11.51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8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9" style:family="paragraph">
      <loext:graphic-properties draw:fill="gradient" draw:fill-color="#ffd7d7" draw:fill-gradient-name="Pastel_20_Dream" draw:gradient-step-count="0"/>
      <style:paragraph-properties fo:text-align="center"/>
    </style:style>
    <style:style style:name="P10" style:family="paragraph">
      <loext:graphic-properties draw:fill-color="#ffd7d7"/>
      <style:paragraph-properties fo:text-align="center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solid" draw:fill-color="#00a933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21cm" svg:height="11.62cm" svg:x="5.041cm" svg:y="4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165cm" svg:height="11.622cm" draw:transform="skewX (-0.000174532925199434) rotate (-1.54548905264098) translate (16.639cm 7.1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981cm" svg:y1="19.6cm" svg:x2="11.196cm" svg:y2="2.169cm">
          <text:p/>
        </draw:line>
        <draw:line draw:style-name="gr4" draw:text-style-name="P2" draw:layer="layout" svg:x1="11.067cm" svg:y1="9.701cm" svg:x2="17.953cm" svg:y2="9.916cm">
          <text:p/>
        </draw:line>
        <draw:line draw:style-name="gr5" draw:text-style-name="P2" draw:layer="layout" svg:x1="11.067cm" svg:y1="9.701cm" svg:x2="4.611cm" svg:y2="17.018cm">
          <text:p/>
        </draw:line>
        <draw:line draw:style-name="gr6" draw:text-style-name="P2" draw:layer="layout" svg:x1="11.067cm" svg:y1="9.701cm" svg:x2="14.295cm" svg:y2="11.853cm">
          <text:p/>
        </draw:line>
        <draw:frame draw:style-name="gr7" draw:text-style-name="P3" draw:layer="layout" svg:width="0.861cm" svg:height="0.962cm" svg:x="10.808cm" svg:y="1.05cm">
          <draw:text-box>
            <text:p>Z</text:p>
          </draw:text-box>
        </draw:frame>
        <draw:frame draw:style-name="gr7" draw:text-style-name="P3" draw:layer="layout" svg:width="0.861cm" svg:height="0.962cm" svg:x="17.953cm" svg:y="9.486cm">
          <draw:text-box>
            <text:p>Y</text:p>
          </draw:text-box>
        </draw:frame>
        <draw:frame draw:style-name="gr8" draw:text-style-name="P3" draw:layer="layout" svg:width="0.861cm" svg:height="0.962cm" svg:x="3.75cm" svg:y="17.018cm">
          <draw:text-box>
            <text:p>X</text:p>
          </draw:text-box>
        </draw:frame>
        <draw:line draw:style-name="gr9" draw:text-style-name="P2" draw:layer="layout" svg:x1="11.11cm" svg:y1="9.701cm" svg:x2="14.08cm" svg:y2="6.903cm">
          <text:p/>
        </draw:line>
        <draw:frame draw:style-name="gr10" draw:text-style-name="P3" draw:layer="layout" svg:width="1.031cm" svg:height="0.962cm" svg:x="14.295cm" svg:y="6.258cm">
          <draw:text-box>
            <text:p>M</text:p>
          </draw:text-box>
        </draw:frame>
        <draw:custom-shape draw:style-name="gr11" draw:text-style-name="P4" draw:layer="layout" svg:width="0.431cm" svg:height="0.431cm" svg:x="13.864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2" draw:text-style-name="P1" draw:layer="layout" svg:width="4.919cm" svg:height="11.62cm" svg:x="8.484cm" svg:y="4.106cm" draw:kind="arc" draw:start-angle="91.1" draw:end-angle="274.44">
          <text:p/>
        </draw:ellipse>
        <draw:ellipse draw:style-name="gr13" draw:text-style-name="P1" draw:layer="layout" svg:width="6.231cm" svg:height="11.621cm" svg:x="8.279cm" svg:y="4.105cm" draw:kind="arc" draw:start-angle="265.56" draw:end-angle="88.9">
          <text:p/>
        </draw:ellipse>
        <draw:ellipse draw:style-name="gr14" draw:text-style-name="P5" draw:layer="layout" svg:width="4.844cm" svg:height="1.838cm" draw:transform="skewX (-0.0136135681655558) rotate (-0.108734012399247) translate (8.18cm 9.073cm)" draw:kind="arc" draw:start-angle="256.11" draw:end-angle="343.9">
          <text:p/>
        </draw:ellipse>
        <draw:ellipse draw:style-name="gr15" draw:text-style-name="P5" draw:layer="layout" svg:width="5.652cm" svg:height="1.84cm" draw:transform="skewX (0.0179768912955416) rotate (1.39486713819387) translate (11.297cm 12.956cm)" draw:kind="arc" draw:start-angle="256.11" draw:end-angle="343.9">
          <text:p/>
        </draw:ellipse>
        <draw:frame draw:style-name="gr16" draw:text-style-name="P6" draw:layer="layout" svg:width="0.997cm" svg:height="0.962cm" svg:x="11.368cm" svg:y="10.433cm">
          <draw:text-box>
            <text:p><text:span text:style-name="T1">G</text:span></text:p>
          </draw:text-box>
        </draw:frame>
        <draw:frame draw:style-name="gr17" draw:text-style-name="P6" draw:layer="layout" svg:width="0.891cm" svg:height="0.962cm" svg:x="13.004cm" svg:y="8.453cm">
          <draw:text-box>
            <text:p><text:span text:style-name="T1">L</text:span></text:p>
          </draw:text-box>
        </draw:frame>
        <draw:frame draw:style-name="gr18" draw:text-style-name="P7" draw:layer="layout" svg:width="3.529cm" svg:height="0.962cm" draw:transform="rotate (1.21317836306126) translate (7.667cm 7.453cm)">
          <draw:text-box>
            <text:p><text:span text:style-name="T2">Greenwich</text:span></text:p>
          </draw:text-box>
        </draw:frame>
        <draw:line draw:style-name="gr19" draw:text-style-name="P2" draw:layer="layout" svg:x1="14.079cm" svg:y1="6.903cm" svg:x2="13.864cm" svg:y2="11.422cm">
          <text:p/>
        </draw:line>
        <draw:line draw:style-name="gr19" draw:text-style-name="P2" draw:layer="layout" svg:x1="13.737cm" svg:y1="11.588cm" svg:x2="9.345cm" svg:y2="11.638cm">
          <text:p/>
        </draw:line>
        <draw:line draw:style-name="gr19" draw:text-style-name="P2" draw:layer="layout" svg:x1="14.94cm" svg:y1="9.916cm" svg:x2="13.776cm" svg:y2="11.638cm">
          <text:p/>
        </draw:line>
        <draw:line draw:style-name="gr19" draw:text-style-name="P2" draw:layer="layout" svg:x1="14.036cm" svg:y1="6.946cm" svg:x2="11.151cm" svg:y2="4.794cm">
          <text:p/>
        </draw:line>
        <draw:frame draw:style-name="gr7" draw:text-style-name="P8" draw:layer="layout" svg:width="0.861cm" svg:height="0.962cm" svg:x="14.768cm" svg:y="8.883cm">
          <draw:text-box>
            <text:p><text:span text:style-name="T3">y</text:span></text:p>
          </draw:text-box>
        </draw:frame>
        <draw:frame draw:style-name="gr7" draw:text-style-name="P8" draw:layer="layout" svg:width="0.861cm" svg:height="0.962cm" svg:x="10.378cm" svg:y="4.321cm">
          <draw:text-box>
            <text:p><text:span text:style-name="T3">z</text:span></text:p>
          </draw:text-box>
        </draw:frame>
        <draw:frame draw:style-name="gr7" draw:text-style-name="P8" draw:layer="layout" svg:width="0.86cm" svg:height="0.962cm" svg:x="8.7cm" svg:y="11.164cm">
          <draw:text-box>
            <text:p><text:span text:style-name="T3">x</text:span></text:p>
          </draw:text-box>
        </draw:frame>
        <draw:frame draw:style-name="gr8" draw:text-style-name="P8" draw:layer="layout" svg:width="1.076cm" svg:height="1.673cm" svg:x="13.219cm" svg:y="11.423cm">
          <draw:text-box>
            <text:p><text:span text:style-name="T3">m’</text:span></text:p>
          </draw:text-box>
        </draw:frame>
      </draw:page>
      <draw:page draw:name="page2" draw:style-name="dp1" draw:master-page-name="Default">
        <draw:custom-shape draw:style-name="gr20" draw:text-style-name="P9" draw:layer="layout" svg:width="6.287cm" svg:height="6.471cm" draw:transform="skewX (4.57698073151815E-017) rotate (-1.12451563705995) translate (13.509cm 5.179cm)">
          <text:p/>
          <draw:enhanced-geometry svg:viewBox="0 0 21600 21600" draw:glue-points="?f0 0 ?f1 10800 0 21600 10800 21600 21600 21600 ?f7 10800" draw:text-areas="?f1 10800 ?f2 18000 ?f3 7200 ?f4 21600" draw:type="isosceles-triangle" draw:modifiers="10486.017535763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" draw:layer="layout" svg:width="7cm" svg:height="7cm" svg:x="4.1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" draw:layer="layout" svg:width="2.5cm" svg:height="0.962cm" svg:x="6.65cm" svg:y="2.7cm">
          <draw:text-box>
            <text:p>Z<text:span text:style-name="T4">é</text:span>nith</text:p>
          </draw:text-box>
        </draw:frame>
        <draw:frame draw:style-name="gr22" draw:text-style-name="P3" draw:layer="layout" svg:width="2.5cm" svg:height="0.962cm" svg:x="6.65cm" svg:y="16.9cm">
          <draw:text-box>
            <text:p>Nadir</text:p>
          </draw:text-box>
        </draw:frame>
        <draw:line draw:style-name="gr23" draw:text-style-name="P2" draw:layer="layout" svg:x1="7.65cm" svg:y1="7.95cm" svg:x2="15.9cm" svg:y2="3.95cm">
          <text:p/>
        </draw:line>
        <draw:line draw:style-name="gr23" draw:text-style-name="P2" draw:layer="layout" svg:x1="7.625cm" svg:y1="11.473cm" svg:x2="19.016cm" svg:y2="5.95cm">
          <text:p/>
        </draw:line>
        <draw:line draw:style-name="gr24" draw:text-style-name="P2" draw:layer="layout" svg:x1="3.4cm" svg:y1="11.45cm" svg:x2="13.9cm" svg:y2="11.45cm">
          <text:p/>
        </draw:line>
        <draw:custom-shape draw:style-name="gr25" draw:text-style-name="P1" draw:layer="layout" svg:width="0.75cm" svg:height="0.75cm" svg:x="16.1cm" svg:y="3.3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5" draw:text-style-name="P1" draw:layer="layout" svg:width="0.75cm" svg:height="0.75cm" svg:x="19.101cm" svg:y="5.35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2" draw:text-style-name="P3" draw:layer="layout" svg:width="0.75cm" svg:height="0.962cm" svg:x="6.75cm" svg:y="10.65cm">
          <draw:text-box>
            <text:p>O</text:p>
          </draw:text-box>
        </draw:frame>
        <draw:frame draw:style-name="gr22" draw:text-style-name="P3" draw:layer="layout" svg:width="0.75cm" svg:height="0.962cm" svg:x="6.75cm" svg:y="6.85cm">
          <draw:text-box>
            <text:p>M</text:p>
          </draw:text-box>
        </draw:frame>
        <draw:frame draw:style-name="gr22" draw:text-style-name="P3" draw:layer="layout" svg:width="0.75cm" svg:height="0.962cm" svg:x="14.45cm" svg:y="6.85cm">
          <draw:text-box>
            <text:p>S</text:p>
          </draw:text-box>
        </draw:frame>
        <draw:line draw:style-name="gr26" draw:text-style-name="P2" draw:layer="layout" svg:x1="7.65cm" svg:y1="7.95cm" svg:x2="10.4cm" svg:y2="13.7cm">
          <text:p/>
        </draw:line>
        <draw:frame draw:style-name="gr22" draw:text-style-name="P3" draw:layer="layout" svg:width="0.75cm" svg:height="0.962cm" svg:x="10.55cm" svg:y="8.85cm">
          <draw:text-box>
            <text:p>P</text:p>
          </draw:text-box>
        </draw:frame>
        <draw:custom-shape draw:style-name="gr27" draw:text-style-name="P10" draw:layer="layout" svg:width="0.5cm" svg:height="0.5cm" draw:transform="rotate (-1.0470230182714) translate (9.242cm 10.159cm)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4.27cm" svg:height="0.962cm" svg:x="16.85cm" svg:y="7.9cm">
          <draw:text-box>
            <text:p>Horizon en M</text:p>
          </draw:text-box>
        </draw:frame>
        <draw:ellipse draw:style-name="gr29" draw:text-style-name="P10" draw:layer="layout" svg:width="0.584cm" svg:height="2.248cm" svg:x="9.816cm" svg:y="6.689cm" draw:kind="arc" draw:start-angle="353.03" draw:end-angle="81.69">
          <text:p/>
        </draw:ellipse>
        <draw:ellipse draw:style-name="gr30" draw:text-style-name="P10" draw:layer="layout" svg:width="3.639cm" svg:height="3.039cm" svg:x="5.916cm" svg:y="5.9cm" draw:kind="arc" draw:start-angle="14.07" draw:end-angle="89.76">
          <text:p/>
        </draw:ellipse>
        <draw:ellipse draw:style-name="gr29" draw:text-style-name="P10" draw:layer="layout" svg:width="0.252cm" svg:height="1.886cm" draw:transform="skewX (0.121300383013606) rotate (-2.97840436852832) translate (12.893cm 8.936cm)" draw:kind="arc" draw:start-angle="353.03" draw:end-angle="81.69">
          <text:p/>
        </draw:ellipse>
        <draw:frame draw:style-name="gr31" draw:text-style-name="P3" draw:layer="layout" svg:width="0.853cm" svg:height="0.962cm" svg:x="10.3cm" svg:y="6.75cm">
          <draw:text-box>
            <text:p>h</text:p>
          </draw:text-box>
        </draw:frame>
        <draw:frame draw:style-name="gr32" draw:text-style-name="P3" draw:layer="layout" svg:width="0.853cm" svg:height="0.962cm" svg:x="11.901cm" svg:y="7.95cm">
          <draw:text-box>
            <text:p>h</text:p>
          </draw:text-box>
        </draw:frame>
        <draw:frame draw:style-name="gr33" draw:text-style-name="P3" draw:layer="layout" svg:width="2cm" svg:height="1cm" svg:x="8.4cm" svg:y="5.2cm">
          <draw:text-box>
            <text:p>Dz, <text:span text:style-name="T4">ζ</text:span></text:p>
          </draw:text-box>
        </draw:frame>
        <draw:ellipse draw:style-name="gr29" draw:text-style-name="P10" draw:layer="layout" svg:width="0.582cm" svg:height="1.89cm" draw:transform="skewX (-0.0555014702134197) rotate (-1.43640597439133) translate (8.615cm 9.571cm)" draw:kind="arc" draw:start-angle="353.03" draw:end-angle="81.69">
          <text:p/>
        </draw:ellipse>
        <draw:frame draw:style-name="gr31" draw:text-style-name="P3" draw:layer="layout" svg:width="0.853cm" svg:height="0.962cm" svg:x="7.601cm" svg:y="9.25cm">
          <draw:text-box>
            <text:p>h</text:p>
          </draw:text-box>
        </draw:frame>
        <draw:line draw:style-name="gr34" draw:text-style-name="P1" draw:layer="layout" svg:x1="7.65cm" svg:y1="3.7cm" svg:x2="7.65cm" svg:y2="16.95cm">
          <text:p/>
        </draw:line>
        <draw:line draw:style-name="gr35" draw:text-style-name="P2" draw:layer="layout" svg:x1="3.15cm" svg:y1="7.95cm" svg:x2="21.15cm" svg:y2="7.95cm">
          <text:p/>
        </draw:line>
      </draw:page>
      <draw:page draw:name="page3" draw:style-name="dp1" draw:master-page-name="Default">
        <draw:custom-shape draw:style-name="gr36" draw:text-style-name="P1" draw:layer="layout" svg:width="6cm" svg:height="6cm" svg:x="5.3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" draw:layer="layout" svg:x1="6.475cm" svg:y1="12.25cm" svg:x2="2.35cm" svg:y2="9.5cm">
          <text:p/>
        </draw:line>
        <draw:line draw:style-name="gr23" draw:text-style-name="P2" draw:layer="layout" svg:x1="10.35cm" svg:y1="12.5cm" svg:x2="18.35cm" svg:y2="8.75cm">
          <text:p/>
        </draw:line>
        <draw:custom-shape draw:style-name="gr38" draw:text-style-name="P1" draw:layer="layout" svg:width="1.75cm" svg:height="4.825cm" draw:transform="rotate (-0.57578412023293) translate (7.647cm 10.0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2" draw:layer="layout" svg:x1="3.85cm" svg:y1="10.5cm" svg:x2="5.6cm" svg:y2="14.5cm">
          <text:p/>
        </draw:line>
        <draw:custom-shape draw:style-name="gr40" draw:text-style-name="P1" draw:layer="layout" svg:width="1.623cm" svg:height="5.292cm" draw:transform="rotate (0.451342144565734) translate (7.591cm 10.8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2" draw:layer="layout" svg:x1="8.35cm" svg:y1="13.5cm" svg:x2="10.35cm" svg:y2="12.5cm">
          <text:p/>
        </draw:line>
        <draw:custom-shape draw:style-name="gr42" draw:text-style-name="P11" draw:layer="layout" svg:width="0.25cm" svg:height="0.25cm" svg:x="9.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draw:layer="layout" svg:width="0.25cm" svg:height="0.25cm" svg:x="10.301cm" svg:y="12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14.6cm" svg:y1="10.5cm" svg:x2="10.8cm" svg:y2="15.25cm">
          <text:p/>
        </draw:line>
        <draw:frame draw:style-name="gr44" draw:text-style-name="P3" draw:layer="layout" svg:width="1.5cm" svg:height="1.673cm" svg:x="9.85cm" svg:y="11.5cm">
          <draw:text-box>
            <text:p>P1</text:p>
          </draw:text-box>
        </draw:frame>
        <draw:frame draw:style-name="gr44" draw:text-style-name="P3" draw:layer="layout" svg:width="1.477cm" svg:height="1.673cm" svg:x="5.873cm" svg:y="11.25cm">
          <draw:text-box>
            <text:p>P2</text:p>
          </draw:text-box>
        </draw:frame>
        <draw:line draw:style-name="gr45" draw:text-style-name="P2" draw:layer="layout" svg:x1="8.35cm" svg:y1="13.5cm" svg:x2="6.6cm" svg:y2="12.25cm">
          <text:p/>
        </draw:line>
        <draw:custom-shape draw:style-name="gr46" draw:text-style-name="P12" draw:layer="layout" svg:width="0.25cm" svg:height="0.25cm" svg:x="7.001cm" svg:y="1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2" draw:layer="layout" svg:width="0.25cm" svg:height="0.25cm" svg:x="6.402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75cm" svg:height="0.75cm" svg:x="18.5cm" svg:y="8.2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8" draw:text-style-name="P1" draw:layer="layout" svg:width="0.75cm" svg:height="0.75cm" svg:x="1.501cm" svg:y="8.75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4" draw:text-style-name="P3" draw:layer="layout" svg:width="1.5cm" svg:height="1.673cm" svg:x="13.85cm" svg:y="9.45cm">
          <draw:text-box>
            <text:p>S1</text:p>
          </draw:text-box>
        </draw:frame>
        <draw:frame draw:style-name="gr44" draw:text-style-name="P3" draw:layer="layout" svg:width="1.5cm" svg:height="1.673cm" svg:x="3.35cm" svg:y="9.451cm">
          <draw:text-box>
            <text:p>S2</text:p>
            <text:p/>
          </draw:text-box>
        </draw:frame>
        <draw:frame draw:style-name="gr44" draw:text-style-name="P3" draw:layer="layout" svg:width="1.5cm" svg:height="1.673cm" svg:x="7.7cm" svg:y="9.327cm">
          <draw:text-box>
            <text:p>M</text:p>
            <text:p/>
          </draw:text-box>
        </draw:frame>
        <draw:line draw:style-name="gr23" draw:text-style-name="P2" draw:layer="layout" svg:x1="8.251cm" svg:y1="10.5cm" svg:x2="16.251cm" svg:y2="6.75cm">
          <text:p/>
        </draw:line>
        <draw:custom-shape draw:style-name="gr47" draw:text-style-name="P1" draw:layer="layout" svg:width="0.75cm" svg:height="0.75cm" svg:x="16.401cm" svg:y="6.2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7" draw:text-style-name="P2" draw:layer="layout" svg:x1="8.175cm" svg:y1="10.451cm" svg:x2="4.05cm" svg:y2="7.701cm">
          <text:p/>
        </draw:line>
        <draw:custom-shape draw:style-name="gr48" draw:text-style-name="P1" draw:layer="layout" svg:width="0.75cm" svg:height="0.75cm" svg:x="3.201cm" svg:y="6.95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9" draw:text-style-name="P4" draw:layer="layout" svg:width="0.25cm" svg:height="0.25cm" svg:x="8.102cm" svg:y="10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9" draw:text-style-name="P10" draw:layer="layout" svg:width="0.584cm" svg:height="2.248cm" svg:x="10.422cm" svg:y="9.301cm" draw:kind="arc" draw:start-angle="353.03" draw:end-angle="81.69">
          <text:p/>
        </draw:ellipse>
        <draw:ellipse draw:style-name="gr50" draw:text-style-name="P10" draw:layer="layout" svg:width="0.584cm" svg:height="2.248cm" draw:transform="rotate (2.64958433745259) translate (6.479cm 10.702cm)" draw:kind="arc" draw:start-angle="353.03" draw:end-angle="81.69">
          <text:p/>
        </draw:ellipse>
        <draw:frame draw:style-name="gr44" draw:text-style-name="P3" draw:layer="layout" svg:width="1.5cm" svg:height="1.673cm" svg:x="6.25cm" svg:y="9.552cm">
          <draw:text-box>
            <text:p>h2</text:p>
            <text:p/>
          </draw:text-box>
        </draw:frame>
        <draw:frame draw:style-name="gr44" draw:text-style-name="P3" draw:layer="layout" svg:width="1.5cm" svg:height="1.673cm" svg:x="9.75cm" svg:y="9.551cm">
          <draw:text-box>
            <text:p>h1</text:p>
          </draw:text-box>
        </draw:frame>
        <draw:frame draw:style-name="gr44" draw:text-style-name="P3" draw:layer="layout" svg:width="0.95cm" svg:height="1.673cm" svg:x="7.8cm" svg:y="13.528cm">
          <draw:text-box>
            <text:p>O</text:p>
            <text:p/>
          </draw:text-box>
        </draw:frame>
        <draw:custom-shape draw:style-name="gr49" draw:text-style-name="P4" draw:layer="layout" svg:width="0.25cm" svg:height="0.25cm" svg:x="8.203cm" svg:y="13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" draw:layer="layout" svg:x1="2.1cm" svg:y1="10.5cm" svg:x2="18.35cm" svg:y2="10.5cm">
          <text:p/>
        </draw:line>
      </draw:page>
      <draw:page draw:name="page4" draw:style-name="dp1" draw:master-page-name="Default">
        <draw:custom-shape draw:style-name="gr36" draw:text-style-name="P1" draw:layer="layout" svg:width="6cm" svg:height="6cm" svg:x="10.55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" draw:layer="layout" svg:x1="11.675cm" svg:y1="11.05cm" svg:x2="7.55cm" svg:y2="8.3cm">
          <text:p/>
        </draw:line>
        <draw:line draw:style-name="gr23" draw:text-style-name="P2" draw:layer="layout" svg:x1="15.55cm" svg:y1="11.3cm" svg:x2="23.55cm" svg:y2="7.55cm">
          <text:p/>
        </draw:line>
        <draw:custom-shape draw:style-name="gr51" draw:text-style-name="P1" draw:layer="layout" svg:width="2.328cm" svg:height="4.378cm" draw:transform="rotate (-0.57578412023293) translate (12.404cm 9.2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2" draw:layer="layout" svg:x1="10.85cm" svg:y1="10.55cm" svg:x2="10.6cm" svg:y2="12.8cm">
          <text:p/>
        </draw:line>
        <draw:custom-shape draw:style-name="gr52" draw:text-style-name="P1" draw:layer="layout" svg:width="2.241cm" svg:height="4.879cm" draw:transform="rotate (0.451342144565734) translate (12.557cm 10.4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2" draw:layer="layout" svg:x1="13.55cm" svg:y1="12.3cm" svg:x2="15.55cm" svg:y2="11.3cm">
          <text:p/>
        </draw:line>
        <draw:custom-shape draw:style-name="gr42" draw:text-style-name="P11" draw:layer="layout" svg:width="0.25cm" svg:height="0.25cm" svg:x="14.7cm" svg:y="1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draw:layer="layout" svg:width="0.25cm" svg:height="0.25cm" svg:x="15.501cm" svg:y="11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16.7cm" svg:y1="10.8cm" svg:x2="16cm" svg:y2="14.05cm">
          <text:p/>
        </draw:line>
        <draw:line draw:style-name="gr45" draw:text-style-name="P2" draw:layer="layout" svg:x1="13.55cm" svg:y1="12.3cm" svg:x2="11.8cm" svg:y2="11.05cm">
          <text:p/>
        </draw:line>
        <draw:custom-shape draw:style-name="gr46" draw:text-style-name="P12" draw:layer="layout" svg:width="0.25cm" svg:height="0.25cm" svg:x="12.201cm" svg:y="11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2" draw:layer="layout" svg:width="0.25cm" svg:height="0.25cm" svg:x="11.602cm" svg:y="1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75cm" svg:height="0.75cm" svg:x="23.7cm" svg:y="7.0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8" draw:text-style-name="P1" draw:layer="layout" svg:width="0.75cm" svg:height="0.75cm" svg:x="6.701cm" svg:y="7.55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4" draw:text-style-name="P3" draw:layer="layout" svg:width="1.5cm" svg:height="1.673cm" svg:x="16.85cm" svg:y="10.45cm">
          <draw:text-box>
            <text:p>S1</text:p>
          </draw:text-box>
        </draw:frame>
        <draw:frame draw:style-name="gr44" draw:text-style-name="P3" draw:layer="layout" svg:width="1.5cm" svg:height="1.673cm" svg:x="9.55cm" svg:y="10.351cm">
          <draw:text-box>
            <text:p>S2</text:p>
            <text:p/>
          </draw:text-box>
        </draw:frame>
        <draw:frame draw:style-name="gr53" draw:text-style-name="P3" draw:layer="layout" svg:width="1.5cm" svg:height="1.673cm" svg:x="13.05cm" svg:y="8.877cm">
          <draw:text-box>
            <text:p>M</text:p>
            <text:p/>
          </draw:text-box>
        </draw:frame>
        <draw:line draw:style-name="gr23" draw:text-style-name="P2" draw:layer="layout" svg:x1="13.551cm" svg:y1="9.9cm" svg:x2="21.551cm" svg:y2="6.15cm">
          <text:p/>
        </draw:line>
        <draw:custom-shape draw:style-name="gr47" draw:text-style-name="P1" draw:layer="layout" svg:width="0.75cm" svg:height="0.75cm" svg:x="21.701cm" svg:y="5.6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7" draw:text-style-name="P2" draw:layer="layout" svg:x1="13.475cm" svg:y1="9.851cm" svg:x2="9.35cm" svg:y2="7.101cm">
          <text:p/>
        </draw:line>
        <draw:custom-shape draw:style-name="gr48" draw:text-style-name="P1" draw:layer="layout" svg:width="0.75cm" svg:height="0.75cm" svg:x="8.501cm" svg:y="6.35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ellipse draw:style-name="gr29" draw:text-style-name="P10" draw:layer="layout" svg:width="0.584cm" svg:height="2.248cm" svg:x="14.822cm" svg:y="9.101cm" draw:kind="arc" draw:start-angle="353.03" draw:end-angle="81.69">
          <text:p/>
        </draw:ellipse>
        <draw:ellipse draw:style-name="gr50" draw:text-style-name="P10" draw:layer="layout" svg:width="0.584cm" svg:height="2.248cm" draw:transform="rotate (2.64958433745259) translate (12.179cm 10.402cm)" draw:kind="arc" draw:start-angle="353.03" draw:end-angle="81.69">
          <text:p/>
        </draw:ellipse>
        <draw:frame draw:style-name="gr44" draw:text-style-name="P3" draw:layer="layout" svg:width="1.5cm" svg:height="1.673cm" svg:x="10.95cm" svg:y="8.752cm">
          <draw:text-box>
            <text:p>h2</text:p>
            <text:p/>
          </draw:text-box>
        </draw:frame>
        <draw:frame draw:style-name="gr44" draw:text-style-name="P3" draw:layer="layout" svg:width="1.5cm" svg:height="1.673cm" svg:x="15.25cm" svg:y="8.951cm">
          <draw:text-box>
            <text:p>h1</text:p>
          </draw:text-box>
        </draw:frame>
        <draw:frame draw:style-name="gr44" draw:text-style-name="P3" draw:layer="layout" svg:width="0.95cm" svg:height="1.673cm" svg:x="13cm" svg:y="12.328cm">
          <draw:text-box>
            <text:p>O</text:p>
            <text:p/>
          </draw:text-box>
        </draw:frame>
        <draw:custom-shape draw:style-name="gr49" draw:text-style-name="P4" draw:layer="layout" svg:width="0.25cm" svg:height="0.25cm" svg:x="13.403cm" svg:y="12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13.45cm" svg:y1="9.8cm" svg:x2="16.7cm" svg:y2="10.8cm">
          <text:p/>
        </draw:line>
        <draw:line draw:style-name="gr39" draw:text-style-name="P2" draw:layer="layout" svg:x1="10.85cm" svg:y1="10.55cm" svg:x2="13.45cm" svg:y2="9.85cm">
          <text:p/>
        </draw:line>
        <draw:custom-shape draw:style-name="gr49" draw:text-style-name="P4" draw:layer="layout" svg:width="0.25cm" svg:height="0.25cm" svg:x="13.402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21.45cm" svg:height="2.75cm" svg:x="3.5cm" svg:y="8.65cm">
          <text:p/>
          <draw:enhanced-geometry svg:viewBox="0 0 21600 21600" draw:glue-points="?f6 10800 10800 21600 ?f5 10800 10800 0" draw:text-areas="?f3 ?f3 ?f4 ?f4" draw:mirror-horizontal="true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4" draw:text-style-name="P3" draw:layer="layout" svg:width="1.477cm" svg:height="1.673cm" svg:x="11.373cm" svg:y="10.35cm">
          <draw:text-box>
            <text:p>P2</text:p>
          </draw:text-box>
        </draw:frame>
        <draw:frame draw:style-name="gr44" draw:text-style-name="P3" draw:layer="layout" svg:width="1.5cm" svg:height="1.673cm" svg:x="15.25cm" svg:y="10.6cm">
          <draw:text-box>
            <text:p>P1</text:p>
          </draw:text-box>
        </draw:frame>
        <draw:custom-shape draw:style-name="gr49" draw:text-style-name="P4" draw:layer="layout" svg:width="0.25cm" svg:height="0.25cm" svg:x="16.503cm" svg:y="10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" draw:layer="layout" svg:width="0.25cm" svg:height="0.25cm" svg:x="10.703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Noto Sans SC1" svg:font-family="'Noto Sans SC'" style:font-family-generic="swiss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300%"/>
    <draw:stroke-dash draw:name="Dot" draw:style="rect" draw:dots1="1" draw:dots1-length="100%" draw:distance="100%"/>
    <draw:stroke-dash draw:name="Fine_20_Dotted" draw:display-name="Fine Dotted" draw:style="rect" draw:dots1="1" draw:distance="0.457cm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Long_20_Dash_20_Dot" svg:stroke-width="0.1cm" svg:stroke-color="#000000" draw:marker-start-width="0.35cm" draw:marker-start-center="false" draw:marker-end-width="0.35cm" draw:marker-end-center="false" draw:fill="none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svg:stroke-color="#000000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5-09-22T07:37:34.488226306</meta:creation-date>
    <dc:date>2025-09-28T08:45:18.520532333</dc:date>
    <meta:editing-duration>PT6H35M59S</meta:editing-duration>
    <meta:editing-cycles>19</meta:editing-cycles>
    <meta:generator>LibreOffice/7.0.3.1$MacOSX_X86_64 LibreOffice_project/d7547858d014d4cf69878db179d326fc3483e082</meta:generator>
    <meta:document-statistic meta:object-count="121"/>
  </office:meta>
</office:document-meta>
</file>